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draw:fill="none" draw:stroke="solid" svg:stroke-width="0.01736in" svg:stroke-color="#4472c4" svg:stroke-opacity="100%" draw:stroke-linejoin="miter" svg:stroke-linecap="butt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none" draw:stroke="solid" svg:stroke-width="0.01736in" svg:stroke-color="#4472c4" svg:stroke-opacity="100%" draw:stroke-linejoin="miter" svg:stroke-linecap="butt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2">
      <style:graphic-properties draw:fill="none" draw:stroke="solid" svg:stroke-width="0.01736in" svg:stroke-color="#4472c4" svg:stroke-opacity="100%" draw:stroke-linejoin="miter" svg:stroke-linecap="butt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draw:fill="none" draw:stroke="solid" svg:stroke-width="0.01736in" svg:stroke-color="#4472c4" svg:stroke-opacity="100%" draw:stroke-linejoin="miter" svg:stroke-linecap="butt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9">
      <style:graphic-properties draw:fill="none" draw:stroke="solid" svg:stroke-width="0.01736in" svg:stroke-color="#4472c4" draw:marker-start="a797" draw:marker-end="a798" svg:stroke-opacity="100%" draw:stroke-linejoin="miter" svg:stroke-linecap="butt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5">
      <style:graphic-properties draw:fill="none" draw:stroke="solid" svg:stroke-width="0.01042in" svg:stroke-color="#4472c4" svg:stroke-opacity="100%" draw:stroke-linejoin="miter" svg:stroke-linecap="butt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7">
      <style:graphic-properties draw:fill="none" draw:stroke="solid" svg:stroke-width="0.01389in" svg:stroke-color="#4472c4" draw:marker-end="a736" svg:stroke-opacity="100%" draw:stroke-linejoin="miter" svg:stroke-linecap="but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draw:fill="none" draw:stroke="solid" svg:stroke-width="0.01736in" svg:stroke-color="#4472c4" svg:stroke-opacity="100%" draw:stroke-linejoin="miter" svg:stroke-linecap="but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draw:fill="none" draw:stroke="solid" svg:stroke-width="0.01736in" svg:stroke-color="#4472c4" svg:stroke-opacity="100%" draw:stroke-linejoin="miter" svg:stroke-linecap="but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8">
      <style:graphic-properties draw:fill="none" draw:stroke="solid" svg:stroke-width="0.01736in" svg:stroke-color="#4472c4" svg:stroke-opacity="100%" draw:stroke-linejoin="miter" svg:stroke-linecap="butt"/>
    </style:style>
    <style:style style:family="graphic" style:name="a699">
      <style:graphic-properties draw:fill="none" draw:stroke="solid" svg:stroke-width="0.01736in" svg:stroke-color="#4472c4" svg:stroke-opacity="100%" draw:stroke-linejoin="miter" svg:stroke-linecap="butt"/>
    </style:style>
    <style:style style:family="graphic" style:name="a843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45">
      <style:graphic-properties draw:fill="none" draw:stroke="solid" svg:stroke-width="0.01389in" svg:stroke-color="#4472c4" draw:marker-end="a844" svg:stroke-opacity="100%" draw:stroke-linejoin="miter" svg:stroke-linecap="but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4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746">
      <style:graphic-properties draw:fill="none" draw:stroke="solid" svg:stroke-width="0.01389in" svg:stroke-color="#4472c4" draw:marker-end="a745" svg:stroke-opacity="100%" draw:stroke-linejoin="miter" svg:stroke-linecap="butt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4">
      <style:graphic-properties draw:fill="none" draw:stroke="solid" svg:stroke-width="0.01389in" svg:stroke-color="#4472c4" draw:marker-end="a853" svg:stroke-opacity="100%" draw:stroke-linejoin="miter" svg:stroke-linecap="but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3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755">
      <style:graphic-properties draw:fill="none" draw:stroke="solid" svg:stroke-width="0.01389in" svg:stroke-color="#4472c4" draw:marker-end="a754" svg:stroke-opacity="100%" draw:stroke-linejoin="miter" svg:stroke-linecap="but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draw:fill="none" draw:stroke="solid" svg:stroke-width="0.01042in" svg:stroke-color="#4472c4" svg:stroke-opacity="100%" draw:stroke-linejoin="miter" svg:stroke-linecap="butt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3">
      <style:graphic-properties draw:fill="none" draw:stroke="solid" svg:stroke-width="0.01389in" svg:stroke-color="#4472c4" draw:marker-end="a862" svg:stroke-opacity="100%" draw:stroke-linejoin="miter" svg:stroke-linecap="but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7">
      <style:graphic-properties draw:fill="none" draw:stroke="solid" svg:stroke-width="0.01042in" svg:stroke-color="#4472c4" svg:stroke-opacity="100%" draw:stroke-linejoin="miter" svg:stroke-linecap="butt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draw:fill="none" draw:stroke="solid" svg:stroke-width="0.01389in" svg:stroke-color="#4472c4" draw:marker-end="a908" svg:stroke-opacity="100%" draw:stroke-linejoin="miter" svg:stroke-linecap="butt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draw:fill="none" draw:stroke="solid" svg:stroke-width="0.01736in" svg:stroke-color="#4472c4" draw:marker-start="a800" draw:marker-end="a801" svg:stroke-opacity="100%" draw:stroke-linejoin="miter" svg:stroke-linecap="butt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draw:fill="none" draw:stroke="solid" svg:stroke-width="0.01042in" svg:stroke-color="#4472c4" svg:stroke-opacity="100%" draw:stroke-linejoin="miter" svg:stroke-linecap="butt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draw:fill="none" draw:stroke="solid" svg:stroke-width="0.01389in" svg:stroke-color="#4472c4" draw:marker-end="a763" svg:stroke-opacity="100%" draw:stroke-linejoin="miter" svg:stroke-linecap="butt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end="a80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none" draw:stroke="solid" svg:stroke-width="0.01389in" svg:stroke-color="#4472c4" draw:marker-end="a871" svg:stroke-opacity="100%" draw:stroke-linejoin="miter" svg:stroke-linecap="but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9">
      <style:graphic-properties draw:fill="none" draw:stroke="solid" svg:stroke-width="0.01042in" svg:stroke-color="#4472c4" svg:stroke-opacity="100%" draw:stroke-linejoin="miter" svg:stroke-linecap="butt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736in" svg:stroke-color="#4472c4" draw:marker-start="a703" draw:marker-end="a704" svg:stroke-opacity="100%" draw:stroke-linejoin="miter" svg:stroke-linecap="butt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start="a80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draw:fill="none" draw:stroke="solid" svg:stroke-width="0.01736in" svg:stroke-color="#4472c4" draw:marker-start="a706" draw:marker-end="a707" svg:stroke-opacity="100%" draw:stroke-linejoin="miter" svg:stroke-linecap="butt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none" draw:stroke="solid" svg:stroke-width="0.01042in" svg:stroke-color="#4472c4" svg:stroke-opacity="100%" draw:stroke-linejoin="miter" svg:stroke-linecap="butt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none" draw:stroke="solid" svg:stroke-width="0.01389in" svg:stroke-color="#4472c4" draw:marker-end="a772" svg:stroke-opacity="100%" draw:stroke-linejoin="miter" svg:stroke-linecap="butt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draw:fill="none" draw:stroke="solid" svg:stroke-width="0.01389in" svg:stroke-color="#4472c4" draw:marker-end="a880" svg:stroke-opacity="100%" draw:stroke-linejoin="miter" svg:stroke-linecap="butt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8">
      <style:graphic-properties draw:fill="none" draw:stroke="solid" svg:stroke-width="0.01042in" svg:stroke-color="#4472c4" svg:stroke-opacity="100%" draw:stroke-linejoin="miter" svg:stroke-linecap="butt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end="a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start="a7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end="a8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none" draw:stroke="solid" svg:stroke-width="0.01042in" svg:stroke-color="#4472c4" svg:stroke-opacity="100%" draw:stroke-linejoin="miter" svg:stroke-linecap="butt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draw:fill="none" draw:stroke="solid" svg:stroke-width="0.01389in" svg:stroke-color="#4472c4" draw:marker-end="a781" svg:stroke-opacity="100%" draw:stroke-linejoin="miter" svg:stroke-linecap="butt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2060" draw:marker-start="a82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solid" svg:stroke-width="0.01389in" svg:stroke-color="#000000" svg:stroke-opacity="100%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draw:fill="none" draw:stroke="solid" svg:stroke-width="0.01389in" svg:stroke-color="#4472c4" draw:marker-end="a889" svg:stroke-opacity="100%" draw:stroke-linejoin="miter" svg:stroke-linecap="butt"/>
    </style:style>
    <style:style style:family="graphic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draw:fill="none" draw:stroke="solid" svg:stroke-width="0.01389in" svg:stroke-color="#000000" svg:stroke-opacity="100%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695" draw:master-page-name="Master1-Layout1-title-Titelfolie" presentation:presentation-page-layout-name="Master1-PPL1" draw:id="Slide-257">
        <draw:g draw:name="Gruppieren 1" draw:id="id69">
          <svg:title/>
          <svg:desc/>
          <draw:custom-shape svg:width="0.27589in" svg:height="0.4918in" draw:id="id114" draw:style-name="a776" draw:transform="translate(-0.13794in -0.2459in) rotate(-5.59555) translate(2.32471in 2.3801in)" draw:name="Bogen 2">
            <svg:title/>
            <svg:desc/>
            <text:p text:style-name="a775" text:class-names="" text:cond-style-name=""><text:span text:style-name="a774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ustom-shape svg:width="0.27589in" svg:height="0.4918in" draw:id="id115" draw:style-name="a779" draw:transform="translate(-0.13794in -0.2459in) rotate(-2.45396) translate(2.58537in 2.166in)" draw:name="Bogen 3">
            <svg:title/>
            <svg:desc/>
            <text:p text:style-name="a778" text:class-names="" text:cond-style-name=""><text:span text:style-name="a777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onnector draw:type="line" svg:x1="1.88418in" svg:y1="2.27305in" svg:x2="3.0259in" svg:y2="2.27305in" draw:id="id116" draw:style-name="a780" draw:transform="translate(-2.45504in -2.27305in) rotate(-0.88316) translate(2.45504in 2.27305in)" draw:name="Gerader Verbinder 6">
            <svg:title/>
            <svg:desc/>
          </draw:connector>
          <draw:connector draw:type="line" svg:x1="2.34392in" svg:y1="2.43622in" svg:x2="2.58857in" svg:y2="2.09148in" draw:id="id117" draw:style-name="a782" draw:transform="translate(-2.46624in -2.26385in) rotate(-5.40003) translate(2.46624in 2.26385in)" draw:name="Gerade Verbindung mit Pfeil 8">
            <svg:title/>
            <svg:desc/>
          </draw:connector>
        </draw:g>
        <draw:g draw:name="Gruppieren 11" draw:id="id70">
          <svg:title/>
          <svg:desc/>
          <draw:custom-shape svg:width="0.27589in" svg:height="0.4918in" draw:id="id110" draw:style-name="a767" draw:transform="translate(-0.13794in -0.2459in) rotate(-0.85993) translate(3.13099in 2.21441in)" draw:name="Bogen 12">
            <svg:title/>
            <svg:desc/>
            <text:p text:style-name="a766" text:class-names="" text:cond-style-name=""><text:span text:style-name="a765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ustom-shape svg:width="0.27589in" svg:height="0.4918in" draw:id="id111" draw:style-name="a770" draw:transform="translate(-0.13794in -0.2459in) rotate(-4.00152) translate(3.35109in 2.47004in)" draw:name="Bogen 13">
            <svg:title/>
            <svg:desc/>
            <text:p text:style-name="a769" text:class-names="" text:cond-style-name=""><text:span text:style-name="a768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onnector draw:type="line" svg:x1="2.67018in" svg:y1="2.34223in" svg:x2="3.81189in" svg:y2="2.34223in" draw:id="id112" draw:style-name="a771" draw:transform="translate(-3.24103in -2.34223in) rotate(-2.43072) translate(3.24103in 2.34223in)" draw:name="Gerader Verbinder 14">
            <svg:title/>
            <svg:desc/>
          </draw:connector>
          <draw:connector draw:type="line" svg:x1="3.12817in" svg:y1="2.52558in" svg:x2="3.37282in" svg:y2="2.18084in" draw:id="id113" draw:style-name="a773" draw:transform="translate(-3.2505in -2.35321in) rotate(-3.85247) translate(3.2505in 2.35321in)" draw:name="Gerade Verbindung mit Pfeil 15">
            <svg:title/>
            <svg:desc/>
          </draw:connector>
        </draw:g>
        <draw:g draw:name="Gruppieren 33" draw:id="id71">
          <svg:title/>
          <svg:desc/>
          <draw:g draw:name="Gruppieren 21" draw:id="id88">
            <svg:title/>
            <svg:desc/>
            <draw:g draw:name="Gruppieren 10" draw:id="id100">
              <svg:title/>
              <svg:desc/>
              <draw:custom-shape svg:width="0.21469in" svg:height="0.38271in" draw:id="id106" draw:style-name="a758" draw:transform="translate(-0.10734in -0.19135in) rotate(-0.76643) translate(7.8882in 3.05641in)" draw:name="Bogen 4">
                <svg:title/>
                <svg:desc/>
                <text:p text:style-name="a757" text:class-names="" text:cond-style-name=""><text:span text:style-name="a756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ustom-shape svg:width="0.21469in" svg:height="0.38271in" draw:id="id107" draw:style-name="a761" draw:transform="translate(-0.10734in -0.19135in) rotate(-3.90803) translate(8.0773in 3.23845in)" draw:name="Bogen 5">
                <svg:title/>
                <svg:desc/>
                <text:p text:style-name="a760" text:class-names="" text:cond-style-name=""><text:span text:style-name="a759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7.53853in" svg:y1="3.14743in" svg:x2="8.42698in" svg:y2="3.14743in" draw:id="id108" draw:style-name="a762" draw:transform="translate(-7.98275in -3.14743in) rotate(-2.33723) translate(7.98275in 3.14743in)" draw:name="Gerader Verbinder 7">
                <svg:title/>
                <svg:desc/>
              </draw:connector>
              <draw:connector draw:type="line" svg:x1="7.89568in" svg:y1="3.28938in" svg:x2="8.08606in" svg:y2="3.02111in" draw:id="id109" draw:style-name="a764" draw:transform="translate(-7.99087in -3.15525in) rotate(-3.94596) translate(7.99087in 3.15525in)" draw:name="Gerade Verbindung mit Pfeil 9">
                <svg:title/>
                <svg:desc/>
              </draw:connector>
            </draw:g>
            <draw:g draw:name="Gruppieren 16" draw:id="id101">
              <svg:title/>
              <svg:desc/>
              <draw:custom-shape svg:width="0.21469in" svg:height="0.38271in" draw:id="id102" draw:style-name="a749" draw:transform="translate(-0.10734in -0.19135in) rotate(-5.47882) translate(7.87982in 2.61387in)" draw:name="Bogen 17">
                <svg:title/>
                <svg:desc/>
                <text:p text:style-name="a748" text:class-names="" text:cond-style-name=""><text:span text:style-name="a747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ustom-shape svg:width="0.21469in" svg:height="0.38271in" draw:id="id103" draw:style-name="a752" draw:transform="translate(-0.10734in -0.19135in) rotate(-2.33723) translate(8.06185in 2.42477in)" draw:name="Bogen 18">
                <svg:title/>
                <svg:desc/>
                <text:p text:style-name="a751" text:class-names="" text:cond-style-name=""><text:span text:style-name="a750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7.52661in" svg:y1="2.51932in" svg:x2="8.41506in" svg:y2="2.51932in" draw:id="id104" draw:style-name="a753" draw:transform="translate(-7.97083in -2.51932in) rotate(-0.76643) translate(7.97083in 2.51932in)" draw:name="Gerader Verbinder 19">
                <svg:title/>
                <svg:desc/>
              </draw:connector>
              <draw:connector draw:type="line" svg:x1="7.88347in" svg:y1="2.64532in" svg:x2="8.07385in" svg:y2="2.37706in" draw:id="id105" draw:style-name="a755" draw:transform="translate(-7.97866in -2.51119in) rotate(-5.51676) translate(7.97866in 2.51119in)" draw:name="Gerade Verbindung mit Pfeil 20">
                <svg:title/>
                <svg:desc/>
              </draw:connector>
            </draw:g>
          </draw:g>
          <draw:g draw:name="Gruppieren 22" draw:id="id89">
            <svg:title/>
            <svg:desc/>
            <draw:g draw:name="Gruppieren 23" draw:id="id90">
              <svg:title/>
              <svg:desc/>
              <draw:custom-shape svg:width="0.21469in" svg:height="0.38271in" draw:id="id96" draw:style-name="a740" draw:transform="translate(-0.10734in -0.19135in) rotate(-3.90803) translate(7.43511in 2.61998in)" draw:name="Bogen 29">
                <svg:title/>
                <svg:desc/>
                <text:p text:style-name="a739" text:class-names="" text:cond-style-name=""><text:span text:style-name="a738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ustom-shape svg:width="0.21469in" svg:height="0.38271in" draw:id="id97" draw:style-name="a743" draw:transform="translate(-0.10734in -0.19135in) rotate(-0.76643) translate(7.24601in 2.43794in)" draw:name="Bogen 30">
                <svg:title/>
                <svg:desc/>
                <text:p text:style-name="a742" text:class-names="" text:cond-style-name=""><text:span text:style-name="a741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6.89634in" svg:y1="2.52896in" svg:x2="7.78478in" svg:y2="2.52896in" draw:id="id98" draw:style-name="a744" draw:transform="translate(-7.34056in -2.52896in) rotate(-5.47882) translate(7.34056in 2.52896in)" draw:name="Gerader Verbinder 31">
                <svg:title/>
                <svg:desc/>
              </draw:connector>
              <draw:connector draw:type="line" svg:x1="7.23724in" svg:y1="2.65527in" svg:x2="7.42762in" svg:y2="2.387in" draw:id="id99" draw:style-name="a746" draw:transform="translate(-7.33243in -2.52114in) rotate(-0.80437) translate(7.33243in 2.52114in)" draw:name="Gerade Verbindung mit Pfeil 32">
                <svg:title/>
                <svg:desc/>
              </draw:connector>
            </draw:g>
            <draw:g draw:name="Gruppieren 24" draw:id="id91">
              <svg:title/>
              <svg:desc/>
              <draw:custom-shape svg:width="0.21469in" svg:height="0.38271in" draw:id="id92" draw:style-name="a731" draw:transform="translate(-0.10734in -0.19135in) rotate(-2.33723) translate(7.44349in 3.06253in)" draw:name="Bogen 25">
                <svg:title/>
                <svg:desc/>
                <text:p text:style-name="a730" text:class-names="" text:cond-style-name=""><text:span text:style-name="a729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ustom-shape svg:width="0.21469in" svg:height="0.38271in" draw:id="id93" draw:style-name="a734" draw:transform="translate(-0.10734in -0.19135in) rotate(-5.47882) translate(7.26145in 3.25162in)" draw:name="Bogen 26">
                <svg:title/>
                <svg:desc/>
                <text:p text:style-name="a733" text:class-names="" text:cond-style-name=""><text:span text:style-name="a732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6.90824in" svg:y1="3.15707in" svg:x2="7.79669in" svg:y2="3.15707in" draw:id="id94" draw:style-name="a735" draw:transform="translate(-7.35247in -3.15707in) rotate(-3.90803) translate(7.35247in 3.15707in)" draw:name="Gerader Verbinder 27">
                <svg:title/>
                <svg:desc/>
              </draw:connector>
              <draw:connector draw:type="line" svg:x1="7.24946in" svg:y1="3.29933in" svg:x2="7.43984in" svg:y2="3.03107in" draw:id="id95" draw:style-name="a737" draw:transform="translate(-7.34465in -3.1652in) rotate(-2.37516) translate(7.34465in 3.1652in)" draw:name="Gerade Verbindung mit Pfeil 28">
                <svg:title/>
                <svg:desc/>
              </draw:connector>
            </draw:g>
          </draw:g>
        </draw:g>
        <draw:connector draw:type="line" svg:x1="7.64697in" svg:y1="1.99947in" svg:x2="7.64697in" svg:y2="2.21482in" draw:id="id72" draw:style-name="a696" draw:name="Gerader Verbinder 39">
          <svg:title/>
          <svg:desc/>
        </draw:connector>
        <draw:connector draw:type="line" svg:x1="7.03246in" svg:y1="2.84673in" svg:x2="6.81111in" svg:y2="2.84673in" draw:id="id73" draw:style-name="a697" draw:name="Gerader Verbinder 40">
          <svg:title/>
          <svg:desc/>
        </draw:connector>
        <draw:connector draw:type="line" svg:x1="7.67465in" svg:y1="3.45887in" svg:x2="7.67465in" svg:y2="3.67421in" draw:id="id74" draw:style-name="a698" draw:name="Gerader Verbinder 49">
          <svg:title/>
          <svg:desc/>
        </draw:connector>
        <draw:connector draw:type="line" svg:x1="8.59444in" svg:y1="2.82689in" svg:x2="8.29038in" svg:y2="2.82689in" draw:id="id75" draw:style-name="a699" draw:name="Gerader Verbinder 50">
          <svg:title/>
          <svg:desc/>
        </draw:connector>
        <draw:custom-shape svg:x="6.61111in" svg:y="0.9367in" svg:width="2.18889in" svg:height="0.61618in" draw:id="id76" draw:style-name="a702" draw:name="Rechteck: abgerundete Ecken 59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8.58797in" svg:y1="2.82391in" svg:x2="8.58797in" svg:y2="1.55288in" draw:id="id77" draw:style-name="a705" draw:name="Gerade Verbindung mit Pfeil 61">
          <svg:title/>
          <svg:desc/>
        </draw:connector>
        <draw:connector draw:type="line" svg:x1="6.81111in" svg:y1="2.84057in" svg:x2="6.81111in" svg:y2="1.56953in" draw:id="id78" draw:style-name="a708" draw:name="Gerade Verbindung mit Pfeil 64">
          <svg:title/>
          <svg:desc/>
        </draw:connector>
        <draw:g draw:name="Gruppieren 67" draw:id="id79">
          <svg:title/>
          <svg:desc/>
          <draw:custom-shape svg:x="6.92988in" svg:y="0.9367in" svg:width="0.05in" svg:height="0.61618in" draw:id="id86" draw:style-name="a725" draw:name="Rechteck 65">
            <svg:title/>
            <svg:desc/>
            <text:p text:style-name="a724" text:class-names="" text:cond-style-name=""><text:span text:style-name="a7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937in" svg:y="1.21979in" svg:width="2.35313in" svg:height="0.05in" draw:id="id87" draw:style-name="a728" draw:name="Rechteck 66">
            <svg:title/>
            <svg:desc/>
            <text:p text:style-name="a727" text:class-names="" text:cond-style-name=""><text:span text:style-name="a7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71" draw:id="id80">
          <svg:title/>
          <svg:desc/>
          <draw:custom-shape svg:x="7.09267in" svg:y="2.23731in" svg:width="0.49578in" svg:height="0.56401in" draw:id="id84" draw:style-name="a719" draw:name="Ellipse 69">
            <svg:title/>
            <svg:desc/>
            <text:p text:style-name="a718" text:class-names="" text:cond-style-name=""><text:span text:style-name="a7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75102in" svg:y="2.86127in" svg:width="0.49578in" svg:height="0.56401in" draw:id="id85" draw:style-name="a722" draw:name="Ellipse 70">
            <svg:title/>
            <svg:desc/>
            <text:p text:style-name="a721" text:class-names="" text:cond-style-name=""><text:span text:style-name="a7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81" draw:id="id81">
          <svg:title/>
          <svg:desc/>
          <draw:custom-shape svg:width="0.9522in" svg:height="0.58846in" draw:id="id82" draw:style-name="a712" draw:transform="translate(-0.4761in -0.29423in) rotate(-1.51761) translate(7.15094in 1.90584in)" draw:name="Bogen 79">
            <svg:title/>
            <svg:desc/>
            <text:p text:style-name="a710" text:class-names="" text:cond-style-name=""><text:span text:style-name="a709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307, -296, -285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17"/>
              <draw:equation draw:name="f15" draw:formula="15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ustom-shape svg:width="1.45046in" svg:height="0.58846in" draw:id="id83" draw:style-name="a716" draw:transform="translate(-0.72523in -0.29423in) rotate(-5.18031) translate(8.36187in 3.54861in)" draw:name="Bogen 80">
            <svg:title/>
            <svg:desc/>
            <text:p text:style-name="a714" text:class-names="" text:cond-style-name=""><text:span text:style-name="a713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17, -369, -522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27"/>
              <draw:equation draw:name="f15" draw:formula="252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1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4.58333E-6 -2.22222E-6 L 0.1112 -0.00069 " svg:origin="layout" smil:targetElement="id79" smil:attributeName="x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0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81" smil:attributeName="visibility" smil:to="hidden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1112 -0.00069 L 3.125E-6 2.22222E-6 " svg:origin="layout" smil:targetElement="id79" smil:attributeName="x" smil:dur="2.0s" smil:fill="hold"/>
                </anim:par>
              </anim:par>
            </anim:par>
          </anim:seq>
        </anim:par>
        <presentation:notes draw:style-name="a788">
          <draw:page-thumbnail draw:page-number="1" svg:x="0.75in" svg:y="1.25in" svg:width="6in" svg:height="3.375in" presentation:class="page" draw:id="id118" presentation:style-name="a783" draw:name="Folienbildplatzhalter 1">
            <svg:title/>
            <svg:desc/>
          </draw:page-thumbnail>
          <draw:frame draw:id="id119" presentation:style-name="a78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787" draw:name="Foliennummernplatzhalter 3" svg:x="4.24826in" svg:y="9.49826in" svg:width="3.25in" svg:height="0.50174in">
            <draw:text-box>
              <text:p text:style-name="a786" text:class-names="" text:cond-style-name=""><text:span text:style-name="a7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89" draw:master-page-name="Master1-Layout1-title-Titelfolie" presentation:presentation-page-layout-name="Master1-PPL1" draw:id="Slide-258">
        <draw:g draw:name="Gruppieren 1" draw:id="id121">
          <svg:title/>
          <svg:desc/>
          <draw:custom-shape svg:width="0.27589in" svg:height="0.4918in" draw:id="id172" draw:style-name="a884" draw:transform="translate(-0.13794in -0.2459in) rotate(-5.59555) translate(2.32471in 2.3801in)" draw:name="Bogen 2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ustom-shape svg:width="0.27589in" svg:height="0.4918in" draw:id="id173" draw:style-name="a887" draw:transform="translate(-0.13794in -0.2459in) rotate(-2.45396) translate(2.58537in 2.166in)" draw:name="Bogen 3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onnector draw:type="line" svg:x1="1.88418in" svg:y1="2.27305in" svg:x2="3.0259in" svg:y2="2.27305in" draw:id="id174" draw:style-name="a888" draw:transform="translate(-2.45504in -2.27305in) rotate(-0.88316) translate(2.45504in 2.27305in)" draw:name="Gerader Verbinder 6">
            <svg:title/>
            <svg:desc/>
          </draw:connector>
          <draw:connector draw:type="line" svg:x1="2.34392in" svg:y1="2.43622in" svg:x2="2.58857in" svg:y2="2.09148in" draw:id="id175" draw:style-name="a890" draw:transform="translate(-2.46624in -2.26385in) rotate(-5.40003) translate(2.46624in 2.26385in)" draw:name="Gerade Verbindung mit Pfeil 8">
            <svg:title/>
            <svg:desc/>
          </draw:connector>
        </draw:g>
        <draw:g draw:name="Gruppieren 11" draw:id="id122">
          <svg:title/>
          <svg:desc/>
          <draw:custom-shape svg:width="0.27589in" svg:height="0.4918in" draw:id="id168" draw:style-name="a875" draw:transform="translate(-0.13794in -0.2459in) rotate(-0.85993) translate(3.13099in 2.21441in)" draw:name="Bogen 12">
            <svg:title/>
            <svg:desc/>
            <text:p text:style-name="a874" text:class-names="" text:cond-style-name=""><text:span text:style-name="a873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ustom-shape svg:width="0.27589in" svg:height="0.4918in" draw:id="id169" draw:style-name="a878" draw:transform="translate(-0.13794in -0.2459in) rotate(-4.00152) translate(3.35109in 2.47004in)" draw:name="Bogen 13">
            <svg:title/>
            <svg:desc/>
            <text:p text:style-name="a877" text:class-names="" text:cond-style-name=""><text:span text:style-name="a876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onnector draw:type="line" svg:x1="2.67018in" svg:y1="2.34223in" svg:x2="3.81189in" svg:y2="2.34223in" draw:id="id170" draw:style-name="a879" draw:transform="translate(-3.24103in -2.34223in) rotate(-2.43072) translate(3.24103in 2.34223in)" draw:name="Gerader Verbinder 14">
            <svg:title/>
            <svg:desc/>
          </draw:connector>
          <draw:connector draw:type="line" svg:x1="3.12817in" svg:y1="2.52558in" svg:x2="3.37282in" svg:y2="2.18084in" draw:id="id171" draw:style-name="a881" draw:transform="translate(-3.2505in -2.35321in) rotate(-3.85247) translate(3.2505in 2.35321in)" draw:name="Gerade Verbindung mit Pfeil 15">
            <svg:title/>
            <svg:desc/>
          </draw:connector>
        </draw:g>
        <draw:g draw:name="Gruppieren 33" draw:id="id123">
          <svg:title/>
          <svg:desc/>
          <draw:g draw:name="Gruppieren 21" draw:id="id146">
            <svg:title/>
            <svg:desc/>
            <draw:g draw:name="Gruppieren 10" draw:id="id158">
              <svg:title/>
              <svg:desc/>
              <draw:custom-shape svg:width="0.21469in" svg:height="0.38271in" draw:id="id164" draw:style-name="a866" draw:transform="translate(-0.10734in -0.19135in) rotate(-0.76643) translate(7.8882in 3.05641in)" draw:name="Bogen 4">
                <svg:title/>
                <svg:desc/>
                <text:p text:style-name="a865" text:class-names="" text:cond-style-name=""><text:span text:style-name="a864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ustom-shape svg:width="0.21469in" svg:height="0.38271in" draw:id="id165" draw:style-name="a869" draw:transform="translate(-0.10734in -0.19135in) rotate(-3.90803) translate(8.0773in 3.23845in)" draw:name="Bogen 5">
                <svg:title/>
                <svg:desc/>
                <text:p text:style-name="a868" text:class-names="" text:cond-style-name=""><text:span text:style-name="a867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7.53853in" svg:y1="3.14743in" svg:x2="8.42698in" svg:y2="3.14743in" draw:id="id166" draw:style-name="a870" draw:transform="translate(-7.98275in -3.14743in) rotate(-2.33723) translate(7.98275in 3.14743in)" draw:name="Gerader Verbinder 7">
                <svg:title/>
                <svg:desc/>
              </draw:connector>
              <draw:connector draw:type="line" svg:x1="7.89568in" svg:y1="3.28938in" svg:x2="8.08606in" svg:y2="3.02111in" draw:id="id167" draw:style-name="a872" draw:transform="translate(-7.99087in -3.15525in) rotate(-3.94596) translate(7.99087in 3.15525in)" draw:name="Gerade Verbindung mit Pfeil 9">
                <svg:title/>
                <svg:desc/>
              </draw:connector>
            </draw:g>
            <draw:g draw:name="Gruppieren 16" draw:id="id159">
              <svg:title/>
              <svg:desc/>
              <draw:custom-shape svg:width="0.21469in" svg:height="0.38271in" draw:id="id160" draw:style-name="a857" draw:transform="translate(-0.10734in -0.19135in) rotate(-5.47882) translate(7.87982in 2.61387in)" draw:name="Bogen 17">
                <svg:title/>
                <svg:desc/>
                <text:p text:style-name="a856" text:class-names="" text:cond-style-name=""><text:span text:style-name="a855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ustom-shape svg:width="0.21469in" svg:height="0.38271in" draw:id="id161" draw:style-name="a860" draw:transform="translate(-0.10734in -0.19135in) rotate(-2.33723) translate(8.06185in 2.42477in)" draw:name="Bogen 18">
                <svg:title/>
                <svg:desc/>
                <text:p text:style-name="a859" text:class-names="" text:cond-style-name=""><text:span text:style-name="a858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7.52661in" svg:y1="2.51932in" svg:x2="8.41506in" svg:y2="2.51932in" draw:id="id162" draw:style-name="a861" draw:transform="translate(-7.97083in -2.51932in) rotate(-0.76643) translate(7.97083in 2.51932in)" draw:name="Gerader Verbinder 19">
                <svg:title/>
                <svg:desc/>
              </draw:connector>
              <draw:connector draw:type="line" svg:x1="7.88347in" svg:y1="2.64532in" svg:x2="8.07385in" svg:y2="2.37706in" draw:id="id163" draw:style-name="a863" draw:transform="translate(-7.97866in -2.51119in) rotate(-5.51676) translate(7.97866in 2.51119in)" draw:name="Gerade Verbindung mit Pfeil 20">
                <svg:title/>
                <svg:desc/>
              </draw:connector>
            </draw:g>
          </draw:g>
          <draw:g draw:name="Gruppieren 22" draw:id="id147">
            <svg:title/>
            <svg:desc/>
            <draw:g draw:name="Gruppieren 23" draw:id="id148">
              <svg:title/>
              <svg:desc/>
              <draw:custom-shape svg:width="0.21469in" svg:height="0.38271in" draw:id="id154" draw:style-name="a848" draw:transform="translate(-0.10734in -0.19135in) rotate(-3.90803) translate(7.43511in 2.61998in)" draw:name="Bogen 29">
                <svg:title/>
                <svg:desc/>
                <text:p text:style-name="a847" text:class-names="" text:cond-style-name=""><text:span text:style-name="a846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ustom-shape svg:width="0.21469in" svg:height="0.38271in" draw:id="id155" draw:style-name="a851" draw:transform="translate(-0.10734in -0.19135in) rotate(-0.76643) translate(7.24601in 2.43794in)" draw:name="Bogen 30">
                <svg:title/>
                <svg:desc/>
                <text:p text:style-name="a850" text:class-names="" text:cond-style-name=""><text:span text:style-name="a849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6.89634in" svg:y1="2.52896in" svg:x2="7.78478in" svg:y2="2.52896in" draw:id="id156" draw:style-name="a852" draw:transform="translate(-7.34056in -2.52896in) rotate(-5.47882) translate(7.34056in 2.52896in)" draw:name="Gerader Verbinder 31">
                <svg:title/>
                <svg:desc/>
              </draw:connector>
              <draw:connector draw:type="line" svg:x1="7.23724in" svg:y1="2.65527in" svg:x2="7.42762in" svg:y2="2.387in" draw:id="id157" draw:style-name="a854" draw:transform="translate(-7.33243in -2.52114in) rotate(-0.80437) translate(7.33243in 2.52114in)" draw:name="Gerade Verbindung mit Pfeil 32">
                <svg:title/>
                <svg:desc/>
              </draw:connector>
            </draw:g>
            <draw:g draw:name="Gruppieren 24" draw:id="id149">
              <svg:title/>
              <svg:desc/>
              <draw:custom-shape svg:width="0.21469in" svg:height="0.38271in" draw:id="id150" draw:style-name="a839" draw:transform="translate(-0.10734in -0.19135in) rotate(-2.33723) translate(7.44349in 3.06253in)" draw:name="Bogen 25">
                <svg:title/>
                <svg:desc/>
                <text:p text:style-name="a838" text:class-names="" text:cond-style-name=""><text:span text:style-name="a837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ustom-shape svg:width="0.21469in" svg:height="0.38271in" draw:id="id151" draw:style-name="a842" draw:transform="translate(-0.10734in -0.19135in) rotate(-5.47882) translate(7.26145in 3.25162in)" draw:name="Bogen 26">
                <svg:title/>
                <svg:desc/>
                <text:p text:style-name="a841" text:class-names="" text:cond-style-name=""><text:span text:style-name="a840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202"/>
                  <draw:equation draw:name="f15" draw:formula="334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3 / 2"/>
                  <draw:equation draw:name="f36" draw:formula="?f34 / 2"/>
                  <draw:equation draw:name="f37" draw:formula="?f32 - ?f31"/>
                  <draw:equation draw:name="f38" draw:formula="?f31 + ?f2"/>
                  <draw:equation draw:name="f39" draw:formula="?f32 + ?f2"/>
                  <draw:equation draw:name="f40" draw:formula="21600000 - ?f31"/>
                  <draw:equation draw:name="f41" draw:formula="?f2 - ?f31"/>
                  <draw:equation draw:name="f42" draw:formula="27000000 - ?f31"/>
                  <draw:equation draw:name="f43" draw:formula="?f1 - ?f31"/>
                  <draw:equation draw:name="f44" draw:formula="32400000 - ?f31"/>
                  <draw:equation draw:name="f45" draw:formula="?f0 - ?f31"/>
                  <draw:equation draw:name="f46" draw:formula="37800000 - ?f31"/>
                  <draw:equation draw:name="f47" draw:formula="?f12 + ?f35"/>
                  <draw:equation draw:name="f48" draw:formula="?f12 + ?f36"/>
                  <draw:equation draw:name="f49" draw:formula="?f37 + 21600000"/>
                  <draw:equation draw:name="f50" draw:formula="if(?f41, ?f41, ?f42)"/>
                  <draw:equation draw:name="f51" draw:formula="if(?f43, ?f43, ?f44)"/>
                  <draw:equation draw:name="f52" draw:formula="if(?f45, ?f45, ?f46)"/>
                  <draw:equation draw:name="f53" draw:formula="?f36 * ?f26"/>
                  <draw:equation draw:name="f54" draw:formula="?f35 * ?f26"/>
                  <draw:equation draw:name="f55" draw:formula="if(?f37, ?f37, ?f49)"/>
                  <draw:equation draw:name="f56" draw:formula="?f55 - ?f40"/>
                  <draw:equation draw:name="f57" draw:formula="?f55 - ?f50"/>
                  <draw:equation draw:name="f58" draw:formula="?f55 - ?f51"/>
                  <draw:equation draw:name="f59" draw:formula="?f55 - ?f52"/>
                  <draw:equation draw:name="f60" draw:formula="?f38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9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36"/>
                  <draw:equation draw:name="f77" draw:formula="?f67 * ?f35"/>
                  <draw:equation draw:name="f78" draw:formula="?f72 * ?f36"/>
                  <draw:equation draw:name="f79" draw:formula="?f75 * ?f3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36"/>
                  <draw:equation draw:name="f119" draw:formula="?f115 * ?f35"/>
                  <draw:equation draw:name="f120" draw:formula="?f116 * ?f36"/>
                  <draw:equation draw:name="f121" draw:formula="?f117 * ?f35"/>
                  <draw:equation draw:name="f122" draw:formula="?f48 + ?f118"/>
                  <draw:equation draw:name="f123" draw:formula="?f47 + ?f119"/>
                  <draw:equation draw:name="f124" draw:formula="?f48 + ?f120"/>
                  <draw:equation draw:name="f125" draw:formula="?f47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5"/>
                  <draw:equation draw:name="f135" draw:formula="if(?f134, ?f55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3"/>
                  <draw:equation draw:name="f140" draw:formula="?f66 * ?f54"/>
                  <draw:equation draw:name="f141" draw:formula="sqrt(?f139 * ?f139 + ?f140 * ?f140 + 0 * 0)"/>
                  <draw:equation draw:name="f142" draw:formula="?f53 * ?f54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3"/>
                  <draw:equation draw:name="f148" draw:formula="?f146 - ?f54"/>
                  <draw:equation draw:name="f149" draw:formula="?f144 + ?f53"/>
                  <draw:equation draw:name="f150" draw:formula="?f146 + ?f54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3"/>
                  <draw:equation draw:name="f157" draw:formula="sin(?f153)"/>
                  <draw:equation draw:name="f158" draw:formula="0 - ?f157"/>
                  <draw:equation draw:name="f159" draw:formula="?f158 * ?f54"/>
                  <draw:equation draw:name="f160" draw:formula="sqrt(?f156 * ?f156 + ?f159 * ?f159 + 0 * 0)"/>
                  <draw:equation draw:name="f161" draw:formula="?f53 * ?f54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6.90824in" svg:y1="3.15707in" svg:x2="7.79669in" svg:y2="3.15707in" draw:id="id152" draw:style-name="a843" draw:transform="translate(-7.35247in -3.15707in) rotate(-3.90803) translate(7.35247in 3.15707in)" draw:name="Gerader Verbinder 27">
                <svg:title/>
                <svg:desc/>
              </draw:connector>
              <draw:connector draw:type="line" svg:x1="7.24946in" svg:y1="3.29933in" svg:x2="7.43984in" svg:y2="3.03107in" draw:id="id153" draw:style-name="a845" draw:transform="translate(-7.34465in -3.1652in) rotate(-2.37516) translate(7.34465in 3.1652in)" draw:name="Gerade Verbindung mit Pfeil 28">
                <svg:title/>
                <svg:desc/>
              </draw:connector>
            </draw:g>
          </draw:g>
        </draw:g>
        <draw:connector draw:type="line" svg:x1="7.64697in" svg:y1="1.99947in" svg:x2="7.64697in" svg:y2="2.21482in" draw:id="id124" draw:style-name="a790" draw:name="Gerader Verbinder 39">
          <svg:title/>
          <svg:desc/>
        </draw:connector>
        <draw:connector draw:type="line" svg:x1="7.03246in" svg:y1="2.84673in" svg:x2="6.81111in" svg:y2="2.84673in" draw:id="id125" draw:style-name="a791" draw:name="Gerader Verbinder 40">
          <svg:title/>
          <svg:desc/>
        </draw:connector>
        <draw:connector draw:type="line" svg:x1="7.67465in" svg:y1="3.45887in" svg:x2="7.67465in" svg:y2="3.67421in" draw:id="id126" draw:style-name="a792" draw:name="Gerader Verbinder 49">
          <svg:title/>
          <svg:desc/>
        </draw:connector>
        <draw:connector draw:type="line" svg:x1="8.59444in" svg:y1="2.82689in" svg:x2="8.29038in" svg:y2="2.82689in" draw:id="id127" draw:style-name="a793" draw:name="Gerader Verbinder 50">
          <svg:title/>
          <svg:desc/>
        </draw:connector>
        <draw:custom-shape svg:x="6.61111in" svg:y="0.9367in" svg:width="2.18889in" svg:height="0.61618in" draw:id="id128" draw:style-name="a796" draw:name="Rechteck: abgerundete Ecken 5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8.58797in" svg:y1="2.82391in" svg:x2="8.58797in" svg:y2="1.55288in" draw:id="id129" draw:style-name="a799" draw:name="Gerade Verbindung mit Pfeil 61">
          <svg:title/>
          <svg:desc/>
        </draw:connector>
        <draw:connector draw:type="line" svg:x1="6.81111in" svg:y1="2.84057in" svg:x2="6.81111in" svg:y2="1.56953in" draw:id="id130" draw:style-name="a802" draw:name="Gerade Verbindung mit Pfeil 64">
          <svg:title/>
          <svg:desc/>
        </draw:connector>
        <draw:g draw:name="Gruppieren 67" draw:id="id131">
          <svg:title/>
          <svg:desc/>
          <draw:custom-shape svg:x="6.92988in" svg:y="0.9367in" svg:width="0.05in" svg:height="0.61618in" draw:id="id144" draw:style-name="a833" draw:name="Rechteck 65">
            <svg:title/>
            <svg:desc/>
            <text:p text:style-name="a832" text:class-names="" text:cond-style-name=""><text:span text:style-name="a8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937in" svg:y="1.21979in" svg:width="2.35313in" svg:height="0.05in" draw:id="id145" draw:style-name="a836" draw:name="Rechteck 66">
            <svg:title/>
            <svg:desc/>
            <text:p text:style-name="a835" text:class-names="" text:cond-style-name=""><text:span text:style-name="a8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71" draw:id="id132">
          <svg:title/>
          <svg:desc/>
          <draw:custom-shape svg:x="7.09267in" svg:y="2.23731in" svg:width="0.49578in" svg:height="0.56401in" draw:id="id142" draw:style-name="a827" draw:name="Ellipse 69">
            <svg:title/>
            <svg:desc/>
            <text:p text:style-name="a826" text:class-names="" text:cond-style-name=""><text:span text:style-name="a8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75102in" svg:y="2.86127in" svg:width="0.49578in" svg:height="0.56401in" draw:id="id143" draw:style-name="a830" draw:name="Ellipse 70">
            <svg:title/>
            <svg:desc/>
            <text:p text:style-name="a829" text:class-names="" text:cond-style-name=""><text:span text:style-name="a8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81" draw:id="id133">
          <svg:title/>
          <svg:desc/>
          <draw:custom-shape svg:width="0.9522in" svg:height="0.58846in" draw:id="id140" draw:style-name="a820" draw:transform="translate(-0.4761in -0.29423in) rotate(-1.51761) translate(7.15094in 1.90584in)" draw:name="Bogen 79">
            <svg:title/>
            <svg:desc/>
            <text:p text:style-name="a818" text:class-names="" text:cond-style-name=""><text:span text:style-name="a817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307, -296, -285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17"/>
              <draw:equation draw:name="f15" draw:formula="15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ustom-shape svg:width="1.45046in" svg:height="0.58846in" draw:id="id141" draw:style-name="a824" draw:transform="translate(-0.72523in -0.29423in) rotate(-5.18031) translate(8.36187in 3.54861in)" draw:name="Bogen 80">
            <svg:title/>
            <svg:desc/>
            <text:p text:style-name="a822" text:class-names="" text:cond-style-name=""><text:span text:style-name="a821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17, -369, -522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27"/>
              <draw:equation draw:name="f15" draw:formula="252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</draw:g>
        <draw:g draw:name="Gruppieren 42" draw:id="id134">
          <svg:title/>
          <svg:desc/>
          <draw:custom-shape svg:width="0.49578in" svg:height="0.56401in" draw:id="id138" draw:style-name="a813" draw:transform="translate(-0.24789in -0.282in) rotate(-1.79666) translate(8.00167in 2.51704in)" draw:name="Ellipse 35">
            <svg:title/>
            <svg:desc/>
            <text:p text:style-name="a812" text:class-names="" text:cond-style-name=""><text:span text:style-name="a8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49578in" svg:height="0.56401in" draw:id="id139" draw:style-name="a816" draw:transform="translate(-0.24789in -0.282in) rotate(-1.79666) translate(7.33968in 3.13744in)" draw:name="Ellipse 36">
            <svg:title/>
            <svg:desc/>
            <text:p text:style-name="a815" text:class-names="" text:cond-style-name=""><text:span text:style-name="a8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43" draw:id="id135">
          <svg:title/>
          <svg:desc/>
          <draw:custom-shape svg:width="0.9522in" svg:height="0.52955in" draw:id="id136" draw:style-name="a806" draw:transform="translate(-0.4761in -0.26477in) rotate(-4.76558) translate(8.22056in 1.95803in)" draw:name="Bogen 38">
            <svg:title/>
            <svg:desc/>
            <text:p text:style-name="a804" text:class-names="" text:cond-style-name=""><text:span text:style-name="a803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307, -296, -285" draw:modifiers="0 0" draw:mirror-vertic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17"/>
              <draw:equation draw:name="f15" draw:formula="15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ustom-shape svg:width="0.84703in" svg:height="0.60518in" draw:id="id137" draw:style-name="a810" draw:transform="translate(-0.42351in -0.30259in) rotate(-1.95108) translate(7.03471in 3.54262in)" draw:name="Bogen 41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17, -369, -522" draw:modifiers="0 0" draw:mirror-vertic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27"/>
              <draw:equation draw:name="f15" draw:formula="252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2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1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-4.58333E-6 -2.22222E-6 L 0.1112 -0.00069 " svg:origin="layout" smil:targetElement="id131" smil:attributeName="x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32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133" smil:attributeName="visibility" smil:to="hidden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1.5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1112 -0.00069 L 3.125E-6 2.22222E-6 " svg:origin="layout" smil:targetElement="id131" smil:attributeName="x" smil:dur="2.0s" smil:fill="hold"/>
                </anim:par>
              </anim:par>
            </anim:par>
          </anim:seq>
        </anim:par>
        <presentation:notes draw:style-name="a896">
          <draw:page-thumbnail draw:page-number="2" svg:x="0.75in" svg:y="1.25in" svg:width="6in" svg:height="3.375in" presentation:class="page" draw:id="id176" presentation:style-name="a891" draw:name="Folienbildplatzhalter 1">
            <svg:title/>
            <svg:desc/>
          </draw:page-thumbnail>
          <draw:frame draw:id="id177" presentation:style-name="a89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78" draw:style-name="a895" draw:name="Foliennummernplatzhalter 3" svg:x="4.24826in" svg:y="9.49826in" svg:width="3.25in" svg:height="0.50174in">
            <draw:text-box>
              <text:p text:style-name="a894" text:class-names="" text:cond-style-name=""><text:span text:style-name="a8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" draw:style-name="a897" draw:master-page-name="Master1-Layout1-title-Titelfolie" presentation:presentation-page-layout-name="Master1-PPL1" draw:id="Slide-256">
        <draw:g draw:name="Gruppieren 10" draw:id="id179">
          <svg:title/>
          <svg:desc/>
          <draw:custom-shape svg:width="0.51686in" svg:height="0.92135in" draw:id="id182" draw:style-name="a903" draw:transform="translate(-0.25843in -0.46067in) rotate(-4.71239) translate(4.99676in 2.4251in)" draw:name="Bogen 4">
            <svg:title/>
            <svg:desc/>
            <text:p text:style-name="a902" text:class-names="" text:cond-style-name=""><text:span text:style-name="a901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ustom-shape svg:width="0.51686in" svg:height="0.92135in" draw:id="id183" draw:style-name="a906" draw:transform="translate(-0.25843in -0.46067in) rotate(-1.5708) translate(4.99675in 1.79315in)" draw:name="Bogen 5">
            <svg:title/>
            <svg:desc/>
            <text:p text:style-name="a905" text:class-names="" text:cond-style-name=""><text:span text:style-name="a904" text:class-names=""/></text:p>
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48 ?f47 Z N F M ?f122 ?f123 A ?f166 ?f167 ?f168 ?f169 ?f122 ?f123 ?f163 ?f165  W ?f170 ?f171 ?f172 ?f173 ?f122 ?f123 ?f163 ?f165 N" draw:text-areas="?f132 ?f133 ?f130 ?f131" draw:glue-points="?f122 ?f123 ?f48 ?f47 ?f124 ?f125" draw:glue-point-leaving-directions="-292, -268, -244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02"/>
              <draw:equation draw:name="f15" draw:formula="334"/>
              <draw:equation draw:name="f16" draw:formula="0 - ?f14"/>
              <draw:equation draw:name="f17" draw:formula="0 - ?f15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3 / 2"/>
              <draw:equation draw:name="f36" draw:formula="?f34 / 2"/>
              <draw:equation draw:name="f37" draw:formula="?f32 - ?f31"/>
              <draw:equation draw:name="f38" draw:formula="?f31 + ?f2"/>
              <draw:equation draw:name="f39" draw:formula="?f32 + ?f2"/>
              <draw:equation draw:name="f40" draw:formula="21600000 - ?f31"/>
              <draw:equation draw:name="f41" draw:formula="?f2 - ?f31"/>
              <draw:equation draw:name="f42" draw:formula="27000000 - ?f31"/>
              <draw:equation draw:name="f43" draw:formula="?f1 - ?f31"/>
              <draw:equation draw:name="f44" draw:formula="32400000 - ?f31"/>
              <draw:equation draw:name="f45" draw:formula="?f0 - ?f31"/>
              <draw:equation draw:name="f46" draw:formula="37800000 - ?f31"/>
              <draw:equation draw:name="f47" draw:formula="?f12 + ?f35"/>
              <draw:equation draw:name="f48" draw:formula="?f12 + ?f36"/>
              <draw:equation draw:name="f49" draw:formula="?f37 + 21600000"/>
              <draw:equation draw:name="f50" draw:formula="if(?f41, ?f41, ?f42)"/>
              <draw:equation draw:name="f51" draw:formula="if(?f43, ?f43, ?f44)"/>
              <draw:equation draw:name="f52" draw:formula="if(?f45, ?f45, ?f46)"/>
              <draw:equation draw:name="f53" draw:formula="?f36 * ?f26"/>
              <draw:equation draw:name="f54" draw:formula="?f35 * ?f26"/>
              <draw:equation draw:name="f55" draw:formula="if(?f37, ?f37, ?f49)"/>
              <draw:equation draw:name="f56" draw:formula="?f55 - ?f40"/>
              <draw:equation draw:name="f57" draw:formula="?f55 - ?f50"/>
              <draw:equation draw:name="f58" draw:formula="?f55 - ?f51"/>
              <draw:equation draw:name="f59" draw:formula="?f55 - ?f52"/>
              <draw:equation draw:name="f60" draw:formula="?f38 * ?f10 / ?f1"/>
              <draw:equation draw:name="f61" draw:formula="0 - ?f60"/>
              <draw:equation draw:name="f62" draw:formula="cos(?f61)"/>
              <draw:equation draw:name="f63" draw:formula="0 - ?f62"/>
              <draw:equation draw:name="f64" draw:formula="?f63"/>
              <draw:equation draw:name="f65" draw:formula="sin(?f61)"/>
              <draw:equation draw:name="f66" draw:formula="0 - ?f65"/>
              <draw:equation draw:name="f67" draw:formula="?f66"/>
              <draw:equation draw:name="f68" draw:formula="?f39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64 * ?f36"/>
              <draw:equation draw:name="f77" draw:formula="?f67 * ?f35"/>
              <draw:equation draw:name="f78" draw:formula="?f72 * ?f36"/>
              <draw:equation draw:name="f79" draw:formula="?f75 * ?f35"/>
              <draw:equation draw:name="f80" draw:formula="0 - ?f77"/>
              <draw:equation draw:name="f81" draw:formula="0 - ?f76"/>
              <draw:equation draw:name="f82" draw:formula="0 - ?f79"/>
              <draw:equation draw:name="f83" draw:formula="0 - ?f78"/>
              <draw:equation draw:name="f84" draw:formula="atan2(?f80, ?f81)"/>
              <draw:equation draw:name="f85" draw:formula="0 - ?f84"/>
              <draw:equation draw:name="f86" draw:formula="?f85 * ?f1 / ?f10"/>
              <draw:equation draw:name="f87" draw:formula="?f86 - ?f2"/>
              <draw:equation draw:name="f88" draw:formula="atan2(?f82, ?f83)"/>
              <draw:equation draw:name="f89" draw:formula="0 - ?f88"/>
              <draw:equation draw:name="f90" draw:formula="?f89 * ?f1 / ?f10"/>
              <draw:equation draw:name="f91" draw:formula="?f90 - ?f2"/>
              <draw:equation draw:name="f92" draw:formula="?f87 + ?f2"/>
              <draw:equation draw:name="f93" draw:formula="?f92 * ?f10 / ?f1"/>
              <draw:equation draw:name="f94" draw:formula="0 - ?f93"/>
              <draw:equation draw:name="f95" draw:formula="sin(?f94)"/>
              <draw:equation draw:name="f96" draw:formula="0 - ?f95"/>
              <draw:equation draw:name="f97" draw:formula="?f96"/>
              <draw:equation draw:name="f98" draw:formula="cos(?f94)"/>
              <draw:equation draw:name="f99" draw:formula="0 - ?f98"/>
              <draw:equation draw:name="f100" draw:formula="?f99"/>
              <draw:equation draw:name="f101" draw:formula="?f91 + ?f2"/>
              <draw:equation draw:name="f102" draw:formula="?f101 * ?f10 / ?f1"/>
              <draw:equation draw:name="f103" draw:formula="0 - ?f102"/>
              <draw:equation draw:name="f104" draw:formula="sin(?f103)"/>
              <draw:equation draw:name="f105" draw:formula="0 - ?f104"/>
              <draw:equation draw:name="f106" draw:formula="?f105"/>
              <draw:equation draw:name="f107" draw:formula="cos(?f103)"/>
              <draw:equation draw:name="f108" draw:formula="0 - ?f107"/>
              <draw:equation draw:name="f109" draw:formula="?f108"/>
              <draw:equation draw:name="f110" draw:formula="0 - ?f97"/>
              <draw:equation draw:name="f111" draw:formula="0 - ?f100"/>
              <draw:equation draw:name="f112" draw:formula="0 - ?f106"/>
              <draw:equation draw:name="f113" draw:formula="0 -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3 * ?f113"/>
              <draw:equation draw:name="f118" draw:formula="?f114 * ?f36"/>
              <draw:equation draw:name="f119" draw:formula="?f115 * ?f35"/>
              <draw:equation draw:name="f120" draw:formula="?f116 * ?f36"/>
              <draw:equation draw:name="f121" draw:formula="?f117 * ?f35"/>
              <draw:equation draw:name="f122" draw:formula="?f48 + ?f118"/>
              <draw:equation draw:name="f123" draw:formula="?f47 + ?f119"/>
              <draw:equation draw:name="f124" draw:formula="?f48 + ?f120"/>
              <draw:equation draw:name="f125" draw:formula="?f47 + ?f121"/>
              <draw:equation draw:name="f126" draw:formula="max(?f122, ?f124)"/>
              <draw:equation draw:name="f127" draw:formula="max(?f123, ?f125)"/>
              <draw:equation draw:name="f128" draw:formula="min(?f122, ?f124)"/>
              <draw:equation draw:name="f129" draw:formula="min(?f123, ?f125)"/>
              <draw:equation draw:name="f130" draw:formula="if(?f56, ?f27, ?f126)"/>
              <draw:equation draw:name="f131" draw:formula="if(?f57, ?f28, ?f127)"/>
              <draw:equation draw:name="f132" draw:formula="if(?f58, ?f12, ?f128)"/>
              <draw:equation draw:name="f133" draw:formula="if(?f59, ?f12, ?f129)"/>
              <draw:equation draw:name="f134" draw:formula="21550000 - ?f55"/>
              <draw:equation draw:name="f135" draw:formula="if(?f134, ?f55, 21550000)"/>
              <draw:equation draw:name="f136" draw:formula="-21550000 - ?f135"/>
              <draw:equation draw:name="f137" draw:formula="if(?f136, -21550000, ?f135)"/>
              <draw:equation draw:name="f138" draw:formula="?f31 + ?f137"/>
              <draw:equation draw:name="f139" draw:formula="?f63 * ?f53"/>
              <draw:equation draw:name="f140" draw:formula="?f66 * ?f54"/>
              <draw:equation draw:name="f141" draw:formula="sqrt(?f139 * ?f139 + ?f140 * ?f140 + 0 * 0)"/>
              <draw:equation draw:name="f142" draw:formula="?f53 * ?f54 / ?f141"/>
              <draw:equation draw:name="f143" draw:formula="?f66 * ?f142"/>
              <draw:equation draw:name="f144" draw:formula="?f122 - ?f143"/>
              <draw:equation draw:name="f145" draw:formula="?f63 * ?f142"/>
              <draw:equation draw:name="f146" draw:formula="?f123 - ?f145"/>
              <draw:equation draw:name="f147" draw:formula="?f144 - ?f53"/>
              <draw:equation draw:name="f148" draw:formula="?f146 - ?f54"/>
              <draw:equation draw:name="f149" draw:formula="?f144 + ?f53"/>
              <draw:equation draw:name="f150" draw:formula="?f146 + ?f54"/>
              <draw:equation draw:name="f151" draw:formula="?f138 + ?f2"/>
              <draw:equation draw:name="f152" draw:formula="?f151 * ?f10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53"/>
              <draw:equation draw:name="f157" draw:formula="sin(?f153)"/>
              <draw:equation draw:name="f158" draw:formula="0 - ?f157"/>
              <draw:equation draw:name="f159" draw:formula="?f158 * ?f54"/>
              <draw:equation draw:name="f160" draw:formula="sqrt(?f156 * ?f156 + ?f159 * ?f159 + 0 * 0)"/>
              <draw:equation draw:name="f161" draw:formula="?f53 * ?f54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7, ?f122, ?f147)"/>
              <draw:equation draw:name="f167" draw:formula="if(?f137, ?f123, ?f148)"/>
              <draw:equation draw:name="f168" draw:formula="if(?f137, ?f122, ?f149)"/>
              <draw:equation draw:name="f169" draw:formula="if(?f137, ?f123, ?f150)"/>
              <draw:equation draw:name="f170" draw:formula="if(?f137, ?f147, ?f163)"/>
              <draw:equation draw:name="f171" draw:formula="if(?f137, ?f148, ?f165)"/>
              <draw:equation draw:name="f172" draw:formula="if(?f137, ?f149, ?f163)"/>
              <draw:equation draw:name="f173" draw:formula="if(?f137, ?f150, ?f165)"/>
            </draw:enhanced-geometry>
          </draw:custom-shape>
          <draw:connector draw:type="line" svg:x1="3.92732in" svg:y1="2.10913in" svg:x2="6.06621in" svg:y2="2.10913in" draw:id="id184" draw:style-name="a907" draw:name="Gerader Verbinder 7">
            <svg:title/>
            <svg:desc/>
          </draw:connector>
          <draw:connector draw:type="line" svg:x1="4.7676in" svg:y1="2.40489in" svg:x2="5.22593in" svg:y2="1.75905in" draw:id="id185" draw:style-name="a909" draw:name="Gerade Verbindung mit Pfeil 9">
            <svg:title/>
            <svg:desc/>
          </draw:connector>
        </draw:g>
        <draw:custom-shape svg:x="3.17978in" svg:y="3.51685in" svg:width="0.95506in" svg:height="0.98876in" draw:id="id181" draw:style-name="a900" draw:name="Sehne 6">
          <svg:title/>
          <svg:desc/>
          <text:p text:style-name="a899" text:class-names="" text:cond-style-name="" text:id="id180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51 ?f52 A ?f122 ?f123 ?f124 ?f125 ?f51 ?f52 ?f119 ?f121  W ?f126 ?f127 ?f128 ?f129 ?f51 ?f52 ?f119 ?f121 Z N" draw:text-areas="?f66 ?f68 ?f67 ?f69" draw:glue-points="?f51 ?f52 ?f53 ?f54 ?f55 ?f56" draw:glue-point-leaving-directions="-135, -360, -67.5" draw:modifiers="315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3"/>
            <draw:equation draw:name="f15" draw:formula="?f77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5 + ?f1"/>
            <draw:equation draw:name="f36" draw:formula="?f35 * ?f12 / ?f0"/>
            <draw:equation draw:name="f37" draw:formula="0 - ?f36"/>
            <draw:equation draw:name="f38" draw:formula="cos(?f37)"/>
            <draw:equation draw:name="f39" draw:formula="0 - ?f38"/>
            <draw:equation draw:name="f40" draw:formula="?f39 * ?f10"/>
            <draw:equation draw:name="f41" draw:formula="sin(?f37)"/>
            <draw:equation draw:name="f42" draw:formula="0 - ?f41"/>
            <draw:equation draw:name="f43" draw:formula="?f42 * ?f7"/>
            <draw:equation draw:name="f44" draw:formula="0 - ?f43"/>
            <draw:equation draw:name="f45" draw:formula="0 - ?f40"/>
            <draw:equation draw:name="f46" draw:formula="atan2(?f44, ?f45)"/>
            <draw:equation draw:name="f47" draw:formula="-1 * sin(?f46)"/>
            <draw:equation draw:name="f48" draw:formula="?f47 * ?f10"/>
            <draw:equation draw:name="f49" draw:formula="-1 * cos(?f46)"/>
            <draw:equation draw:name="f50" draw:formula="?f49 * ?f7"/>
            <draw:equation draw:name="f51" draw:formula="?f11 + ?f32"/>
            <draw:equation draw:name="f52" draw:formula="?f8 + ?f34"/>
            <draw:equation draw:name="f53" draw:formula="?f11 + ?f48"/>
            <draw:equation draw:name="f54" draw:formula="?f8 + ?f50"/>
            <draw:equation draw:name="f55" draw:formula="(?f51 + ?f53) / 2"/>
            <draw:equation draw:name="f56" draw:formula="(?f52 + ?f54) / 2"/>
            <draw:equation draw:name="f57" draw:formula="2700000 + ?f1"/>
            <draw:equation draw:name="f58" draw:formula="?f57 * ?f12 / ?f0"/>
            <draw:equation draw:name="f59" draw:formula="0 - ?f58"/>
            <draw:equation draw:name="f60" draw:formula="sin(?f59)"/>
            <draw:equation draw:name="f61" draw:formula="0 - ?f60"/>
            <draw:equation draw:name="f62" draw:formula="?f61 * ?f10"/>
            <draw:equation draw:name="f63" draw:formula="cos(?f59)"/>
            <draw:equation draw:name="f64" draw:formula="0 - ?f63"/>
            <draw:equation draw:name="f65" draw:formula="?f64 * ?f7"/>
            <draw:equation draw:name="f66" draw:formula="?f11 - ?f62"/>
            <draw:equation draw:name="f67" draw:formula="?f11 + ?f62"/>
            <draw:equation draw:name="f68" draw:formula="?f8 - ?f65"/>
            <draw:equation draw:name="f69" draw:formula="?f8 + ?f65"/>
            <draw:equation draw:name="f70" draw:formula="0 - $0"/>
            <draw:equation draw:name="f71" draw:formula="?f70 * ?f0 / ?f13"/>
            <draw:equation draw:name="f72" draw:formula="?f71 - ?f1"/>
            <draw:equation draw:name="f73" draw:formula="0 - ?f72"/>
            <draw:equation draw:name="f74" draw:formula="0 - $1"/>
            <draw:equation draw:name="f75" draw:formula="?f74 * ?f0 / ?f13"/>
            <draw:equation draw:name="f76" draw:formula="?f75 - ?f1"/>
            <draw:equation draw:name="f77" draw:formula="0 - ?f76"/>
            <draw:equation draw:name="f78" draw:formula="?f51 - 10800"/>
            <draw:equation draw:name="f79" draw:formula="?f52 - 10800"/>
            <draw:equation draw:name="f80" draw:formula="sqrt(?f78 * ?f78 + ?f79 * ?f79 + 0 * 0)"/>
            <draw:equation draw:name="f81" draw:formula="atan2(?f78, ?f79)"/>
            <draw:equation draw:name="f82" draw:formula="?f81 + ?f1"/>
            <draw:equation draw:name="f83" draw:formula="?f82 * ?f13 / ?f0"/>
            <draw:equation draw:name="f84" draw:formula="0 - ?f83"/>
            <draw:equation draw:name="f85" draw:formula="?f53 - 10800"/>
            <draw:equation draw:name="f86" draw:formula="?f54 - 10800"/>
            <draw:equation draw:name="f87" draw:formula="sqrt(?f85 * ?f85 + ?f86 * ?f86 + 0 * 0)"/>
            <draw:equation draw:name="f88" draw:formula="atan2(?f85, ?f86)"/>
            <draw:equation draw:name="f89" draw:formula="?f88 + ?f1"/>
            <draw:equation draw:name="f90" draw:formula="?f89 * ?f13 / ?f0"/>
            <draw:equation draw:name="f91" draw:formula="0 - ?f90"/>
            <draw:equation draw:name="f92" draw:formula="21550000 - ?f18"/>
            <draw:equation draw:name="f93" draw:formula="if(?f92, ?f18, 21550000)"/>
            <draw:equation draw:name="f94" draw:formula="-21550000 - ?f93"/>
            <draw:equation draw:name="f95" draw:formula="if(?f94, -21550000, ?f93)"/>
            <draw:equation draw:name="f96" draw:formula="?f14 + ?f95"/>
            <draw:equation draw:name="f97" draw:formula="sqrt(?f24 * ?f24 + ?f27 * ?f27 + 0 * 0)"/>
            <draw:equation draw:name="f98" draw:formula="?f10 * ?f7 / ?f97"/>
            <draw:equation draw:name="f99" draw:formula="?f26 * ?f98"/>
            <draw:equation draw:name="f100" draw:formula="?f51 - ?f99"/>
            <draw:equation draw:name="f101" draw:formula="?f23 * ?f98"/>
            <draw:equation draw:name="f102" draw:formula="?f52 - ?f101"/>
            <draw:equation draw:name="f103" draw:formula="?f100 - ?f10"/>
            <draw:equation draw:name="f104" draw:formula="?f102 - ?f7"/>
            <draw:equation draw:name="f105" draw:formula="?f100 + ?f10"/>
            <draw:equation draw:name="f106" draw:formula="?f102 + ?f7"/>
            <draw:equation draw:name="f107" draw:formula="?f96 + ?f1"/>
            <draw:equation draw:name="f108" draw:formula="?f107 * ?f12 / ?f0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10"/>
            <draw:equation draw:name="f113" draw:formula="sin(?f109)"/>
            <draw:equation draw:name="f114" draw:formula="0 - ?f113"/>
            <draw:equation draw:name="f115" draw:formula="?f114 * ?f7"/>
            <draw:equation draw:name="f116" draw:formula="sqrt(?f112 * ?f112 + ?f115 * ?f115 + 0 * 0)"/>
            <draw:equation draw:name="f117" draw:formula="?f10 * ?f7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95, ?f51, ?f103)"/>
            <draw:equation draw:name="f123" draw:formula="if(?f95, ?f52, ?f104)"/>
            <draw:equation draw:name="f124" draw:formula="if(?f95, ?f51, ?f105)"/>
            <draw:equation draw:name="f125" draw:formula="if(?f95, ?f52, ?f106)"/>
            <draw:equation draw:name="f126" draw:formula="if(?f95, ?f103, ?f119)"/>
            <draw:equation draw:name="f127" draw:formula="if(?f95, ?f104, ?f121)"/>
            <draw:equation draw:name="f128" draw:formula="if(?f95, ?f105, ?f119)"/>
            <draw:equation draw:name="f129" draw:formula="if(?f95, ?f106, ?f121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8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4.16667E-7 0.00833 L 0.27331 0.0162 " svg:origin="layout" smil:targetElement="id179" smil:attributeName="x" smil:dur="2.0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27331 0.0162 L -2.70833E-6 0 " svg:origin="layout" smil:targetElement="id179" smil:attributeName="x" smil:dur="2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62" svg:viewBox="0 0 20 30" svg:d="m10 0-10 30h20z"/>
    <draw:marker draw:name="a797" svg:viewBox="0 0 20 30" svg:d="m10 0-10 30h20z"/>
    <draw:marker draw:name="a703" svg:viewBox="0 0 20 30" svg:d="m10 0-10 30h20z"/>
    <draw:marker draw:name="a798" svg:viewBox="0 0 20 30" svg:d="m10 0-10 30h20z"/>
    <draw:marker draw:name="a704" svg:viewBox="0 0 20 30" svg:d="m10 0-10 30h20z"/>
    <draw:marker draw:name="a706" svg:viewBox="0 0 20 30" svg:d="m10 0-10 30h20z"/>
    <draw:marker draw:name="a781" svg:viewBox="0 0 20 30" svg:d="m10 0-10 30h20z"/>
    <draw:marker draw:name="a707" svg:viewBox="0 0 20 30" svg:d="m10 0-10 30h20z"/>
    <draw:marker draw:name="a745" svg:viewBox="0 0 20 30" svg:d="m10 0-10 30h20z"/>
    <draw:marker draw:name="a853" svg:viewBox="0 0 20 30" svg:d="m10 0-10 30h20z"/>
    <draw:marker draw:name="a819" svg:viewBox="0 0 20 30" svg:d="m10 0-10 30h20z"/>
    <draw:marker draw:name="a800" svg:viewBox="0 0 20 30" svg:d="m10 0-10 30h20z"/>
    <draw:marker draw:name="a801" svg:viewBox="0 0 20 30" svg:d="m10 0-10 30h20z"/>
    <draw:marker draw:name="a772" svg:viewBox="0 0 20 30" svg:d="m10 0-10 30h20z"/>
    <draw:marker draw:name="a736" svg:viewBox="0 0 20 30" svg:d="m10 0-10 30h20z"/>
    <draw:marker draw:name="a805" svg:viewBox="0 0 20 30" svg:d="m10 0-10 30h20z"/>
    <draw:marker draw:name="a880" svg:viewBox="0 0 20 30" svg:d="m10 0-10 30h20z"/>
    <draw:marker draw:name="a844" svg:viewBox="0 0 20 30" svg:d="m10 0-10 30h20z"/>
    <draw:marker draw:name="a809" svg:viewBox="0 0 20 30" svg:d="m10 0-10 30h20z"/>
    <draw:marker draw:name="a763" svg:viewBox="0 0 20 30" svg:d="m10 0-10 30h20z"/>
    <draw:marker draw:name="a889" svg:viewBox="0 0 20 30" svg:d="m10 0-10 30h20z"/>
    <draw:marker draw:name="a871" svg:viewBox="0 0 20 30" svg:d="m10 0-10 30h20z"/>
    <draw:marker draw:name="a711" svg:viewBox="0 0 20 30" svg:d="m10 0-10 30h20z"/>
    <draw:marker draw:name="a908" svg:viewBox="0 0 20 30" svg:d="m10 0-10 30h20z"/>
    <draw:marker draw:name="a715" svg:viewBox="0 0 20 30" svg:d="m10 0-10 30h20z"/>
    <draw:marker draw:name="a754" svg:viewBox="0 0 20 30" svg:d="m10 0-10 30h20z"/>
    <draw:marker draw:name="a82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.11.20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.11.2025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1.11.2025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1.11.2025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1.11.2025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1.11.2025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1.11.2025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1.11.2025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1.11.2025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1.11.2025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1.11.2025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1.11.2025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1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Rainer Nitsche</meta:initial-creator>
    <dc:creator>Rainer Nitsche</dc:creator>
    <meta:creation-date>2025-11-01T09:02:13Z</meta:creation-date>
    <dc:date>2025-11-01T14:11:28Z</dc:date>
    <meta:editing-cycles>3</meta:editing-cycles>
    <meta:editing-duration>PT0S</meta:editing-duration>
    <meta:document-statistic meta:paragraph-count="2" meta:word-count="2"/>
  </office:meta>
</office:document-meta>
</file>